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DP Conformance Statem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ice Type</text:p>
          </table:table-cell>
          <table:table-cell table:number-columns-repeated="4"/>
          <table:table-cell table:style-name="ce2" office:value-type="string" calcext:value-type="string">
            <text:p>-          Baud rates supported, does the PD fall back to a 9600?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-          Address setting – (all PDs must support 0x7F)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vice Profile</text:p>
          </table:table-cell>
          <table:table-cell table:number-columns-repeated="4"/>
          <table:table-cell table:style-name="ce2" office:value-type="string" calcext:value-type="string">
            <text:p>-          ComSet – supported or not, how is the PD configuration set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-          If applicable: how is credential data returned from the PD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resses supported</text:p>
          </table:table-cell>
          <table:table-cell table:number-columns-repeated="4"/>
          <table:table-cell table:style-name="ce2" office:value-type="string" calcext:value-type="string">
            <text:p>-          Secure Channel – implemented or not, how to configure secure channel mo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dress sty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ure channel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ey management style</text:p>
          </table:table-cell>
          <table:table-cell table:number-columns-repeated="4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17:08.535803361</meta:creation-date>
    <dc:date>2017-02-16T09:19:32.531831186</dc:date>
    <meta:editing-duration>PT2M23S</meta:editing-duration>
    <meta:editing-cycles>2</meta:editing-cycles>
    <meta:generator>LibreOffice/4.3.3.2$Linux_X86_64 LibreOffice_project/430m0$Build-2</meta:generator>
    <meta:document-statistic meta:table-count="1" meta:cell-count="12" meta:object-count="0"/>
  </office:meta>
</office:document-meta>
</file>